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08791" officeooo:paragraph-rsid="00108791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ent Management System</text:p>
      <text:p text:style-name="P1"/>
      <text:p text:style-name="P1"><text:span text:style-name="T1">Functionalities</text:span>:</text:p>
      <text:p text:style-name="P1"><text:tab/><text:span text:style-name="T1">BASE FUNCTIONALITIES</text:span></text:p>
      <text:p text:style-name="P1"><text:tab/>User Registration</text:p>
      <text:p text:style-name="P1"><text:tab/>Event Creation/Modification/Deletion</text:p>
      <text:p text:style-name="P1"><text:tab/>Non-User Crew Creation/Modification/Deletion</text:p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6:19:19.754930648</meta:creation-date>
    <dc:date>2018-01-26T06:27:36.152296774</dc:date>
    <meta:editing-duration>PT8M19S</meta:editing-duration>
    <meta:editing-cycles>1</meta:editing-cycles>
    <meta:document-statistic meta:table-count="0" meta:image-count="0" meta:object-count="0" meta:page-count="1" meta:paragraph-count="7" meta:word-count="13" meta:character-count="161" meta:non-whitespace-character-count="149"/>
    <meta:generator>LibreOffice/5.3.6.1$Linux_X86_64 LibreOffice_project/30m0$Build-1</meta:generator>
  </office:meta>
</office:document-meta>
</file>